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8.12   |   <text:a xlink:type="simple" xlink:href="http://palinfo.habago.org/Entry?Command=Information_PrintForum#FORUM40404"><text:span text:style-name="T1">#</text:span></text:a></text:p>
      <text:p text:style-name="P2">軍事演習逼死鯨豚</text:p>
      <text:p text:style-name="P2">Hi all,</text:p>
      <text:p text:style-name="P2"/>
      <text:p text:style-name="P2">本文主要針對最近大量不尋常鯨豚擱淺的事件作一呼籲，目前國外保育團體(NRDC與WDCS)已致函給總統府與農委會，要求對這些不明原因擱淺的鯨豚進行國際檢驗，但一直沒有得到官方的明確回應，因此希望藉由蘋果日報的高閱報率，讓更多台灣人知道這一個問題，共同來監督整個事件的後續發展，希望儘快有一個公平公正的檢驗結果，別讓國際認為台灣有掩蓋事實之嫌。</text:p>
      <text:p text:style-name="P2"/>
      <text:p text:style-name="P2">誠實勇於面對問題的台灣是我們所期待與支持的，歡迎轉寄轉貼關心！</text:p>
      <text:p text:style-name="P2"/>
      <text:p text:style-name="P2">楊世主 敬上</text:p>
      <text:p text:style-name="P2"/>
      <text:p text:style-name="P2">**********************</text:p>
      <text:p text:style-name="P2">軍事演習逼死鯨豚</text:p>
      <text:p text:style-name="P2"/>
      <text:p text:style-name="P2">楊世主、王愈超（兩位作者為福爾摩莎鯨保育研究小組）</text:p>
      <text:p text:style-name="P2"/>
      <text:p text:style-name="P2">蘋果日報 2005年08月09日</text:p>
      <text:p text:style-name="P2"/>
      <text:p text:style-name="P2">----------------------------------</text:p>
      <text:p text:style-name="P2"/>
      <text:p text:style-name="P2">這一個月來，北台灣海域擱淺案例密集增多，此刻正逢台灣的漢光演習，而西北太平洋戰線是美國相當重視的區域，琉球與菲律賓都有美國海軍基地，加上日本、韓國、中國艦隊的軍事演習活動相當頻繁，水雷試射、深水炸彈、對海實彈射擊、聲納探測等，若說這些對生活在海裡使用聲音覓食的鯨豚動物而言不會造成傷害，實在是一個天大謊言。</text:p>
      <text:p text:style-name="P2"/>
      <text:p text:style-name="P2">美國海軍的聲納官司︰2002年美國海軍在巴哈馬進行一場53C中頻主動聲納探測行動，造成15頭喙鯨的擱淺，當時正有美國鯨類保育團體NRDC反對美國海軍使用新型LFA低頻主動聲納的官司，因此由Darlene Ketten博士檢驗其中6頭擱淺喙鯨報告指出，這些動物新鮮、無病、無船隻撞擊等身體傷害，也非漁業造成，聽覺器官受傷瘀血，靠近耳部的腦有出血現象，血管中有血塊，此為死亡前所發生，這些症狀雖不致造成動物直接死亡與永久耳聾，但可能影響動物一段時間，造成誤判或迷路擱淺。</text:p>
      <text:p text:style-name="P2"/>
      <text:p text:style-name="P2">北台灣鯨豚擱淺案例增多，疑與亞洲軍演頻繁，造成鯨豚誤判或迷路擱淺有關。資料照片（略)</text:p>
      <text:p text:style-name="P2"/>
      <text:p text:style-name="P2">患潛水夫病致擱淺</text:p>
      <text:p text:style-name="P2"/>
      <text:p text:style-name="P2">其中3頭下顎與額隆有瘀血，可能是由聲波壓或近距離爆炸造成，根據當時海底錄音紀錄，附近並無爆炸聲響，因此排除爆炸因素；這些上岸的喙鯨都有一般擱淺死亡時所出現的症狀，也就是過熱、心肺衰竭、休克等，經過嚴謹科學的證據與法律途徑，美國海軍因無法抗辯而成了最有可能的兇手，經過後續談判，美國海軍同意停止在全世界75％海域測試比53C中頻聲納更具威力的低頻主動聲納LFA，但可以測試的地區包括了西北太平洋海域，台灣外海也是測試區之一。</text:p>
      <text:p text:style-name="P2"/>
      <text:p text:style-name="P2">歐洲的聲納事件︰美國的官司在歐洲地區也引起相當大的重視，第一個受注意的事件發生在1996年有12頭科維氏喙鯨擱淺於希臘，強烈關係到軍事活動，但未獲得直接證據；2002年在西班牙屬加那利群島擱淺14頭喙鯨，根據Antonio Fernandezu 醫師檢驗其中10頭，發現皆有全身性瘀血，影響到很多組織器官，特別在微血管中發現氣泡，頭與耳部受傷，眼部也會出血；當時西班牙海軍正舉行NEOTAPON演習，也使用中頻主動聲納，可能造成這些喙鯨罹患潛水夫病而擱淺死亡。</text:p>
      <text:p text:style-name="P2"/>
      <text:p text:style-name="P2">為何喙鯨會出現潛水夫病，推測一是因為動物為了要逃離聲音起浮太快，二是聲波能量讓血中氣體開始變成泡泡；雖然以前大部分鯨豚專家以為動物不會有潛水夫病的問題，可是最新研究報告證實鯨類動物也會有長期潛水夫病的困擾；2003年一場主動聲納與鯨類的工作會議報告指出，雖然鯨類動物能夠忍受潛水夫病症，但主動聲納可能讓病症加重而使動物的身體不勝負荷。</text:p>
      <text:p text:style-name="P2"/>
      <text:p text:style-name="P2">台灣的不尋常鯨豚擱淺︰2004年7月海生館王愈超博士在義大利國際捕鯨委員會年會工作會議中針對該年2、3月間一連串在台灣及中國海域所發生的擱淺事件與美國海軍2月在菲律賓海域的軍事演習之間是否有關聯提出質疑，並將2月於屏東林邊擱淺的一頭銀杏齒喙鯨之不尋常死亡原因做出報告，這頭銀杏齒喙鯨頭部在外表無外傷情況下，所有聽覺器官以及與潛水有關的部位皆出現異常瘀血與傷害，現場經由各國檢驗專家共同判斷，除了確定為非自然因素造成外，也相當確定是由威力強大的爆炸性聲響或是強大的聲音能量如聲納所造成。而最近台灣北部接二連三密集的擱淺事件（條紋海豚、朗氏喙鯨、布蘭氏喙鯨、小抹香鯨、侏儒抹香鯨等約20頭在10天內擱淺）是否也與軍事活動有關，有待國內外專家公開檢驗結果。</text:p>
      <text:p text:style-name="P2"/>
      <text:p text:style-name="P2">聲納易損鯨豚生態</text:p>
      <text:p text:style-name="P2"/>
      <text:p text:style-name="P2">台灣周圍海域軍事活動頻繁，經常有例行性砲彈試射與演習活動，這些都未考慮到對鯨豚生態的影響，而未來台灣即將購入的紀德級驅逐艦就可以配有傷害鯨類的53C中頻主動聲納系統，最近新聞報導國防部更考慮購入兩座陸置低頻主動聲納系統LFA，這項消息更加重台灣鯨豚生態的隱憂，這些科學研究證據，無非想要提醒政府應該減少軍事活動對鯨類的傷害，美國海軍以責任感配合美國人民的質詢，讓事實更清楚，也付諸行動停止對美國境內鯨豚的傷害。</text:p>
      <text:p text:style-name="P2"/>
      <text:p text:style-name="P2">在此呼籲處理台灣擱淺鯨類的政府與學術單位應尋求公正公開的檢驗結果，盼台灣也能以捍衛國家資源的理念，共同檢討聲納使用與軍演時對鯨類的衝擊，停止自己和其他國家對台灣海域的鯨豚加諸更多傷害。我們是海洋國家，關懷海洋的氣度是否因此展現？就看台灣面對問題時如何負起保護海洋的責任。</text:p>
      <text:p text:style-name="P2"/>
      <text:p text:style-name="P2">***********************</text:p>
      <text:p text:style-name="P2"/>
      <text:p text:style-name="P2">若需要更多資料，可參考以下網站：</text:p>
      <text:p text:style-name="P2"/>
      <text:p text:style-name="P2">美國NRDC網站：www.nrdc.org</text:p>
      <text:p text:style-name="P2"/>
      <text:p text:style-name="P2">各國之軍購武器配備覽表： www.globalsecurity.org</text:p>
      <text:p text:style-name="P2"/>
      <text:p text:style-name="P2">軍購新聞：Taipei Times 2004/2/16 p.2</text:p>
      <text:p text:style-name="P2"/>
      <text:p text:style-name="P2">軍購新聞：Taipei Times 2004/6/20 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